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41.67pt" svg:height="308.69pt" svg:x="250.53pt" svg:y="46.69pt">
            <draw:object draw:notify-on-update-of-ranges="Sheet1.A1:Sheet1.A1 Sheet1.A2:Sheet1.A17 Sheet1.B1:Sheet1.B1 Sheet1.B2:Sheet1.B17 Sheet1.A1:Sheet1.A1 Sheet1.A2:Sheet1.A17 Sheet1.C1:Sheet1.C1 Sheet1.C2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nthreads</text:p>
          </table:table-cell>
          <table:table-cell table:style-name="Default" office:value-type="string" calcext:value-type="string">
            <text:p>uneven</text:p>
          </table:table-cell>
          <table:table-cell table:style-name="Default" office:value-type="string" calcext:value-type="string">
            <text:p>ev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1" calcext:value-type="float">
            <text:p>8561</text:p>
          </table:table-cell>
          <table:table-cell office:value-type="float" office:value="8601" calcext:value-type="float">
            <text:p>8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7" calcext:value-type="float">
            <text:p>6557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97" calcext:value-type="float">
            <text:p>5197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18" calcext:value-type="float">
            <text:p>4518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9" calcext:value-type="float">
            <text:p>3669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09" calcext:value-type="float">
            <text:p>3709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8" calcext:value-type="float">
            <text:p>3628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04" calcext:value-type="float">
            <text:p>3604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84" calcext:value-type="float">
            <text:p>3484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80" calcext:value-type="float">
            <text:p>3380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14" calcext:value-type="float">
            <text:p>3314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66" calcext:value-type="float">
            <text:p>3266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52" calcext:value-type="float">
            <text:p>3252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76" calcext:value-type="float">
            <text:p>3276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79" calcext:value-type="float">
            <text:p>3279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15" calcext:value-type="float">
            <text:p>3215</text:p>
          </table:table-cell>
          <table:table-cell office:value-type="float" office:value="3158" calcext:value-type="float">
            <text:p>3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3:15:15.658056743</meta:creation-date>
    <dc:date>2020-02-28T13:38:02.641573453</dc:date>
    <meta:editing-duration>PT10M16S</meta:editing-duration>
    <meta:editing-cycles>1</meta:editing-cycles>
    <meta:document-statistic meta:table-count="1" meta:cell-count="5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1cm" svg:height="10.891cm" xlink:href=".." xlink:type="simple" chart:class="chart:scatter" chart:style-name="ch1">
        <chart:title svg:x="5.675cm" svg:y="0.353cm" chart:style-name="ch2">
          <text:p>multi-threaded computation on 4 cores</text:p>
        </chart:title>
        <chart:legend chart:legend-position="end" svg:x="16.655cm" svg:y="4.897cm" style:legend-expansion="high" chart:style-name="ch3"/>
        <chart:plot-area chart:style-name="ch4" table:cell-range-address="Sheet1.A1:Sheet1.C17" chart:data-source-has-labels="row" svg:x="1.393cm" svg:y="1.349cm" svg:width="14.88cm" svg:height="8.344cm">
          <chartooo:coordinate-region svg:x="2.385cm" svg:y="1.548cm" svg:width="13.516cm" svg:height="7.498cm"/>
          <chart:axis chart:dimension="x" chart:name="primary-x" chart:style-name="ch5">
            <chart:title svg:x="7.466cm" svg:y="9.91cm" chart:style-name="ch6">
              <text:p>number of threads</text:p>
            </chart:title>
          </chart:axis>
          <chart:axis chart:dimension="y" chart:name="primary-y" chart:style-name="ch5">
            <chart:title svg:x="0.451cm" svg:y="7.166cm" chart:style-name="ch7">
              <text:p>computation time (ms)</text:p>
            </chart:title>
            <chart:grid chart:style-name="ch8" chart:class="major"/>
          </chart:axis>
          <chart:series chart:style-name="ch9" chart:values-cell-range-address="Sheet1.B2:Sheet1.B17" chart:label-cell-address="Sheet1.B1:Sheet1.B1" chart:class="chart:scatter">
            <chart:domain table:cell-range-address="Sheet1.A2:Sheet1.A17"/>
            <chart:data-point chart:repeated="16"/>
          </chart:series>
          <chart:series chart:style-name="ch10" chart:values-cell-range-address="Sheet1.C2:Sheet1.C17" chart:label-cell-address="Sheet1.C1:Sheet1.C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even</text:p>
                <draw:g>
                  <svg:desc>Sheet1.B1:Sheet1.B1</svg:desc>
                </draw:g>
              </table:table-cell>
              <table:table-cell office:value-type="string">
                <text:p>eve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7</svg:desc>
                </draw:g>
              </table:table-cell>
              <table:table-cell office:value-type="float" office:value="8561">
                <text:p>8561</text:p>
                <draw:g>
                  <svg:desc>Sheet1.B2:Sheet1.B17</svg:desc>
                </draw:g>
              </table:table-cell>
              <table:table-cell office:value-type="float" office:value="8601">
                <text:p>8601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57">
                <text:p>6557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97">
                <text:p>5197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18">
                <text:p>4518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669">
                <text:p>3669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709">
                <text:p>3709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28">
                <text:p>3628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604">
                <text:p>3604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84">
                <text:p>3484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380">
                <text:p>3380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314">
                <text:p>3314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66">
                <text:p>3266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52">
                <text:p>3252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276">
                <text:p>3276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279">
                <text:p>3279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15">
                <text:p>3215</text:p>
              </table:table-cell>
              <table:table-cell office:value-type="float" office:value="3158">
                <text:p>3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